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F0000018E665E4BFB91992E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pperplate Gothic Bold" fo:font-size="20pt" officeooo:rsid="00258cb2" officeooo:paragraph-rsid="00258cb2" style:font-size-asian="20pt" style:font-size-complex="20pt"/>
    </style:style>
    <style:style style:name="P2" style:family="paragraph" style:parent-style-name="Footer">
      <style:text-properties style:font-name="Copperplate Gothic Bold" fo:font-size="6pt" officeooo:rsid="001771b6" officeooo:paragraph-rsid="0026faff" style:font-size-asian="6pt" style:font-size-complex="6pt"/>
    </style:style>
    <style:style style:name="P3" style:family="paragraph" style:parent-style-name="Footer">
      <style:text-properties style:font-name="Copperplate Gothic Bold" fo:font-size="6pt" officeooo:rsid="0026faff" officeooo:paragraph-rsid="0026faff" style:font-size-asian="6pt" style:font-size-complex="6pt"/>
    </style:style>
    <style:style style:name="T1" style:family="text">
      <style:text-properties officeooo:rsid="001f5da2"/>
    </style:style>
    <style:style style:name="T2" style:family="text">
      <style:text-properties officeooo:rsid="0026faf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499cm" svg:y="-0.499cm" svg:width="14.799cm" svg:height="10.5cm" draw:z-index="0"><draw:image xlink:href="Pictures/100002010000022F0000018E665E4BFB91992E97.png" xlink:type="simple" xlink:show="embed" xlink:actuate="onLoad" loext:mime-type="image/png"/></draw:frame>B</text:p>
      <text:p text:style-name="P1">MARINE</text:p>
      <text:p text:style-name="P1">O</text:p>
      <text:p text:style-name="P1">A</text:p>
      <text:p text:style-name="P1">D</text:p>
      <text:p text:style-name="P1"><text:s text:c="14"/>ECOUTEUR</text:p>
      <text:p text:style-name="P1">A</text:p>
      <text:p text:style-name="P1"><text:s text:c="13"/>S <text:s text:c="9"/>A</text:p>
      <text:p text:style-name="P1"><text:s text:c="15"/>UTILITAIRE</text:p>
      <text:p text:style-name="P1"><text:s text:c="9"/><text:tab/><text:tab/> <text:s text:c="4"/>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6faff" officeooo:paragraph-rsid="0026faff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26faff" style:font-size-asian="6pt" style:font-size-complex="6pt"/>
    </style:style>
    <style:style style:name="MT1" style:family="text">
      <style:text-properties officeooo:rsid="0026faff"/>
    </style:style>
    <style:style style:name="MT2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<text:span text:style-name="MT1">V</text:span>ersion 1.01 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 <text:tab/><text:file-name text:display="name">Page_garde_SWL_AMR</text:file-name><text:tab/><text:date style:data-style-name="N37" text:date-value="2022-08-14T11:54:36.817000145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54:34.767000000</dc:date>
    <meta:editing-duration>PT2H8S</meta:editing-duration>
    <meta:editing-cycles>14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2" meta:word-count="20" meta:character-count="172" meta:non-whitespace-character-count="96"/>
  </office:meta>
</office:document-meta>
</file>